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/ Arduino SCRIPT<text:line-break/><text:line-break/><text:line-break/>#include &lt;SoftwareSerial.h&gt;<text:line-break/>#include &lt;DFRobotDFPlayerMini.h&gt;<text:line-break/><text:line-break/>SoftwareSerial mySerial(10, 11); // RX, TX<text:line-break/>DFRobotDFPlayerMini myDFPlayer;<text:line-break/><text:line-break/>void setup() {<text:line-break/> <text:s/>Serial.begin(115200);<text:line-break/> <text:s/>mySerial.begin(9600);<text:line-break/><text:line-break/> <text:s/>if (!myDFPlayer.begin(mySerial)) { <text:s/>// Use softwareSerial to communicate with DFPlayer Mini<text:line-break/> <text:s text:c="3"/>Serial.println(F("Unable to begin:"));<text:line-break/> <text:s text:c="3"/>Serial.println(F("1. Please recheck the connection!"));<text:line-break/> <text:s text:c="3"/>Serial.println(F("2. Please insert the SD card!"));<text:line-break/> <text:s text:c="3"/>while(true);<text:line-break/> <text:s/>}<text:line-break/> <text:s/>Serial.println(F("DFPlayer Mini online."));<text:line-break/><text:line-break/> <text:s/>// Set volume<text:line-break/> <text:s/>myDFPlayer.volume(20); <text:s/>// Set volume (0-30)<text:line-break/> <text:s/><text:line-break/> <text:s/>// Play an MP3 file with the specified file number<text:line-break/> <text:s/>myDFPlayer.play(1); <text:s/>// Play the first MP3 file on the SD card (file named 0001.mp3)<text:line-break/>}<text:line-break/><text:line-break/>void loop() {<text:line-break/> <text:s/>// Nothing to do here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92" meta:character-count="791"/>
    <meta:generator>OpenOffice/4.1.15$Win32 OpenOffice.org_project/4115m2$Build-9813</meta:generator>
  </office:meta>
</office:document-meta>
</file>